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200000071E1D0EE2C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0cm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31cm" fo:min-width="6.047cm"/>
    </style:style>
    <style:style style:name="gr9" style:family="graphic" style:parent-style-name="standard">
      <style:graphic-properties draw:fill="solid" draw:fill-color="#23ff23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-color="#e6e64c" draw:textarea-horizontal-align="justify" draw:textarea-vertical-align="middle" draw:auto-grow-height="false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6.196cm"/>
    </style:style>
    <style:style style:name="pr4" style:family="presentation" style:parent-style-name="OOoCon2008-title">
      <style:graphic-properties draw:stroke="none" draw:fill="none" fo:min-height="1.027cm"/>
    </style:style>
    <style:style style:name="pr5" style:family="presentation" style:parent-style-name="OOoCon2008-title">
      <style:graphic-properties draw:auto-grow-height="true" fo:min-height="3.507cm"/>
    </style:style>
    <style:style style:name="pr6" style:family="presentation" style:parent-style-name="OOoCon2008-outline1">
      <style:graphic-properties fo:min-height="13.609cm"/>
    </style:style>
    <style:style style:name="pr7" style:family="presentation" style:parent-style-name="OOoCon2008-outline1">
      <style:graphic-properties fo:min-height="12.582cm"/>
    </style:style>
    <style:style style:name="pr8" style:family="presentation" style:parent-style-name="OOoCon2008-title">
      <style:graphic-properties draw:fill-color="#ffffff" draw:auto-grow-height="true" fo:min-height="3.507cm"/>
    </style:style>
    <style:style style:name="pr9" style:family="presentation" style:parent-style-name="OOoCon2008-outline1">
      <style:graphic-properties draw:fill-color="#ffffff" fo:min-height="13.609cm"/>
    </style:style>
    <style:style style:name="pr10" style:family="presentation" style:parent-style-name="OOoCon2008-outline1">
      <style:graphic-properties fo:min-height="12.308cm"/>
    </style:style>
    <style:style style:name="pr11" style:family="presentation" style:parent-style-name="OOoCon2008-title">
      <style:graphic-properties fo:min-height="3.256cm"/>
    </style:style>
    <style:style style:name="pr12" style:family="presentation" style:parent-style-name="OOoCon2008-outline1">
      <style:graphic-properties draw:auto-grow-height="true" fo:min-height="11.999cm"/>
    </style:style>
    <style:style style:name="pr13" style:family="presentation" style:parent-style-name="OOoCon2008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weight="bold"/>
    </style:style>
    <style:style style:name="P4" style:family="paragraph">
      <style:paragraph-properties fo:margin-left="0cm" fo:margin-right="0cm" fo:line-height="150%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indent="0cm"/>
      <style:text-properties fo:color="#ffffff" fo:font-size="22pt"/>
    </style:style>
    <style:style style:name="P7" style:family="paragraph">
      <style:paragraph-properties text:enable-numbering="false" fo:margin-left="0cm" fo:margin-right="0cm" fo:text-indent="0cm"/>
      <style:text-properties fo:color="#ffffff" fo:font-size="44pt"/>
    </style:style>
    <style:style style:name="P8" style:family="paragraph">
      <style:paragraph-properties fo:margin-left="0cm" fo:margin-right="0cm" fo:text-indent="0cm"/>
      <style:text-properties fo:color="#0000ff" fo:font-size="36pt"/>
    </style:style>
    <style:style style:name="P9" style:family="paragraph">
      <style:paragraph-properties fo:margin-left="3.6cm" fo:margin-right="0cm" fo:text-indent="-0.8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1.2cm" fo:margin-right="0cm" fo:text-indent="-0.9cm"/>
      <style:text-properties fo:font-weight="bold"/>
    </style:style>
    <style:style style:name="P13" style:family="paragraph">
      <style:paragraph-properties fo:margin-left="1.2cm" fo:margin-right="0cm" fo:text-align="center" fo:text-indent="-0.9cm"/>
    </style:style>
    <style:style style:name="P14" style:family="paragraph">
      <style:paragraph-properties fo:margin-left="0cm" fo:margin-right="0cm" fo:text-indent="0cm"/>
      <style:text-properties fo:color="#0000ff"/>
    </style:style>
    <style:style style:name="P15" style:family="paragraph">
      <style:paragraph-properties fo:margin-left="2.4cm" fo:margin-right="0cm" fo:text-indent="-0.9cm"/>
    </style:style>
    <style:style style:name="P16" style:family="paragraph">
      <style:paragraph-properties text:enable-numbering="true" fo:margin-left="1.2cm" fo:margin-right="0cm" fo:text-indent="-0.9cm"/>
      <style:text-properties fo:font-size="26pt" style:font-size-asian="26pt" style:font-size-complex="26pt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text:enable-numbering="true" fo:margin-left="2.4cm" fo:margin-right="0cm" fo:text-indent="-0.9cm"/>
      <style:text-properties fo:font-size="26pt" style:font-size-asian="26pt" style:font-size-complex="26pt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text-align="end" fo:text-indent="0cm"/>
    </style:style>
    <style:style style:name="P24" style:family="paragraph">
      <style:paragraph-properties fo:text-align="end"/>
    </style:style>
    <style:style style:name="P25" style:family="paragraph">
      <style:paragraph-properties fo:margin-left="0cm" fo:margin-right="0cm" fo:margin-top="0cm" fo:margin-bottom="0.3cm" fo:text-align="center" fo:text-indent="0cm"/>
    </style:style>
    <style:style style:name="P26" style:family="paragraph">
      <style:paragraph-properties fo:margin-left="0cm" fo:margin-right="0cm" fo:text-align="center" fo:text-indent="0cm"/>
      <style:text-properties fo:font-size="18pt"/>
    </style:style>
    <style:style style:name="P27" style:family="paragraph">
      <style:paragraph-properties fo:margin-left="0cm" fo:margin-right="0cm" fo:text-align="start" fo:text-indent="0cm"/>
      <style:text-properties fo:font-size="18pt"/>
    </style:style>
    <style:style style:name="P28" style:family="paragraph">
      <style:paragraph-properties fo:margin-left="0cm" fo:margin-right="0cm" fo:text-indent="0cm"/>
      <style:text-properties fo:font-size="18pt"/>
    </style:style>
    <style:style style:name="P29" style:family="paragraph">
      <style:paragraph-properties text:enable-numbering="true" fo:margin-left="1.2cm" fo:margin-right="0cm" fo:text-indent="-0.9cm"/>
      <style:text-properties fo:font-size="28pt"/>
    </style:style>
    <style:style style:name="P30" style:family="paragraph">
      <style:paragraph-properties fo:margin-left="0cm" fo:margin-right="0cm" fo:text-indent="0cm"/>
      <style:text-properties fo:color="#0000ff" fo:font-size="32pt"/>
    </style:style>
    <style:style style:name="T1" style:family="text">
      <style:text-properties fo:color="#ffffff" fo:font-weight="bold"/>
    </style:style>
    <style:style style:name="T2" style:family="text">
      <style:text-properties fo:color="#ffffff" fo:font-size="22pt"/>
    </style:style>
    <style:style style:name="T3" style:family="text">
      <style:text-properties fo:color="#ffffff" fo:font-size="12pt" style:font-size-complex="12pt"/>
    </style:style>
    <style:style style:name="T4" style:family="text">
      <style:text-properties fo:color="#ffffff" fo:font-size="26pt" fo:language="en" fo:country="GB" fo:font-weight="normal" style:font-size-asian="20pt" style:font-weight-asian="bold" style:font-size-complex="20pt" style:font-weight-complex="bold"/>
    </style:style>
    <style:style style:name="T5" style:family="text">
      <style:text-properties fo:color="#0000ff" fo:font-size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/>
    </style:style>
    <style:style style:name="T8" style:family="text">
      <style:text-properties fo:color="#0000ff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4pt" style:font-size-complex="2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style:text-position="super 58%" fo:font-size="18pt"/>
    </style:style>
    <style:style style:name="T15" style:family="text">
      <style:text-properties fo:font-size="28pt"/>
    </style:style>
    <style:style style:name="T16" style:family="text">
      <style:text-properties fo:color="#0000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OoCon 2008 Beijing                                   www.khmeros.info - www.open.org.kh/osp</presentation:footer-decl>
      <draw:page draw:name="Intro" draw:style-name="dp1" draw:master-page-name="OOoCon2008" presentation:use-footer-name="ftr1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3" draw:master-page-name="OOoCon2008" presentation:presentation-page-layout-name="AL1T0" presentation:use-footer-name="ftr1">
        <office:forms form:automatic-focus="false" form:apply-design-mode="false"/>
        <draw:frame presentation:style-name="pr2" draw:text-style-name="P3" draw:layer="layout" svg:width="25.199cm" svg:height="3.473cm" svg:x="1.401cm" svg:y="7.211cm" presentation:class="title" presentation:user-transformed="true">
          <draw:text-box>
            <text:p text:style-name="P2"><text:span text:style-name="T1">Can XLIFF facilitate localization of OpenOffice.org?</text:span></text:p>
          </draw:text-box>
        </draw:frame>
        <draw:frame presentation:style-name="pr3" draw:text-style-name="P6" draw:layer="layout" svg:width="25.199cm" svg:height="6.196cm" svg:x="2.001cm" svg:y="12.926cm" presentation:class="subtitle" presentation:user-transformed="true">
          <draw:text-box>
            <text:p text:style-name="P4"><text:span text:style-name="T2">Present by:</text:span></text:p>
            <text:p text:style-name="P4"><text:span text:style-name="T3"><text:s/></text:span></text:p>
            <text:p text:style-name="P5"><text:span text:style-name="T2">Javier Solá</text:span></text:p>
            <text:p text:style-name="P5"><text:span text:style-name="T2">Manager of KhmerOS program – Open Institute - Cambodia</text:span></text:p>
            <text:p text:style-name="P5"><text:span text:style-name="T2">Chairman – WordForge Foundation - Spain</text:span></text:p>
          </draw:text-box>
        </draw:frame>
        <draw:frame presentation:style-name="pr4" draw:text-style-name="P7" draw:layer="layout" svg:width="9.35cm" svg:height="1.027cm" svg:x="9.325cm" svg:y="2.12cm">
          <draw:text-box>
            <text:p text:style-name="P2"><text:span text:style-name="T4">5 – 7 November 2008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OOoCon2008" presentation:presentation-page-layout-name="AL2T1">
        <office:forms form:automatic-focus="false" form:apply-design-mode="false"/>
        <draw:frame presentation:style-name="pr5" draw:text-style-name="P8" draw:layer="layout" svg:width="19.893cm" svg:height="3.507cm" svg:x="1.4cm" svg:y="0.837cm" presentation:class="title">
          <draw:text-box>
            <text:p text:style-name="P2"><text:span text:style-name="T5">What is important in Localization?</text:span></text:p>
          </draw:text-box>
        </draw:frame>
        <draw:frame presentation:style-name="pr6" draw:text-style-name="P10" draw:layer="layout" svg:width="25.199cm" svg:height="13.609cm" svg:x="0.817cm" svg:y="5.67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The quality of the translation</text:p>
                  </text:list-item>
                  <text:list-item>
                    <text:p text:style-name="P9">Reducing the amount of work</text:p>
                  </text:list-item>
                  <text:list-item>
                    <text:p text:style-name="P9">Simplicity and efficiency of translation maintenanc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3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OOoCon2008" presentation:presentation-page-layout-name="AL2T1">
        <office:forms form:automatic-focus="false" form:apply-design-mode="false"/>
        <draw:frame presentation:style-name="pr5" draw:text-style-name="P2" draw:layer="layout" svg:width="19.893cm" svg:height="3.507cm" svg:x="1.4cm" svg:y="0.837cm" presentation:class="title">
          <draw:text-box>
            <text:p text:style-name="P2"><text:span text:style-name="T5">What is important in Localization?</text:span></text:p>
          </draw:text-box>
        </draw:frame>
        <draw:frame presentation:style-name="pr6" draw:text-style-name="P10" draw:layer="layout" svg:width="26.925cm" svg:height="13.609cm" svg:x="0cm" svg:y="5.535cm" presentation:class="outline" presentation:user-transformed="true">
          <draw:text-box>
            <text:list text:style-name="L3">
              <text:list-item>
                <text:p text:style-name="P9">The quality of the translations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Homogeneousness (correct glossary)</text:span></text:p>
                  </text:list-item>
                  <text:list-item>
                    <text:p text:style-name="P11"><text:span text:style-name="T6">Technically correct translations (XML, etc.)</text:span></text:p>
                  </text:list-item>
                  <text:list-item>
                    <text:p text:style-name="P11"><text:span text:style-name="T6">Correct spelling and gramma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4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2T1">
        <draw:frame presentation:style-name="pr5" draw:text-style-name="P2" draw:layer="layout" svg:width="19.893cm" svg:height="3.507cm" svg:x="1.4cm" svg:y="0.837cm" presentation:class="title">
          <draw:text-box>
            <text:p text:style-name="P2"><text:span text:style-name="T5">What is important in Localization?</text:span></text:p>
          </draw:text-box>
        </draw:frame>
        <draw:frame presentation:style-name="pr6" draw:text-style-name="P10" draw:layer="layout" svg:width="26.58cm" svg:height="13.609cm" svg:x="0cm" svg:y="5.53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7">Reducing the amount of 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"><text:span text:style-name="T6">Usage of resources such as TM or Glossaries</text:span></text:p>
                  </text:list-item>
                  <text:list-item>
                    <text:p text:style-name="P2"><text:span text:style-name="T6">Usage of translations to third languages</text:span></text:p>
                  </text:list-item>
                  <text:list-item>
                    <text:p text:style-name="P2"><text:span text:style-name="T6">Automatic detection of technical and language errors</text:span></text:p>
                  </text:list-item>
                  <text:list-item>
                    <text:p text:style-name="P2"><text:span text:style-name="T6">Detection of errors must take place as soon as possible</text:span></text:p>
                  </text:list-item>
                  <text:list-item>
                    <text:p text:style-name="P2"><text:span text:style-name="T6">Control of the workflow.</text:span></text:p>
                  </text:list-item>
                  <text:list-item>
                    <text:p text:style-name="P2"><text:span text:style-name="T6">Graphic user interfaces for translators, not command-line, CVS, etc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5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Con2008" presentation:presentation-page-layout-name="AL2T1">
        <draw:frame presentation:style-name="pr5" draw:text-style-name="P2" draw:layer="layout" svg:width="19.893cm" svg:height="3.507cm" svg:x="1.4cm" svg:y="0.837cm" presentation:class="title">
          <draw:text-box>
            <text:p text:style-name="P2"><text:span text:style-name="T5">What is important in Localization?</text:span></text:p>
          </draw:text-box>
        </draw:frame>
        <draw:frame presentation:style-name="pr6" draw:text-style-name="P12" draw:layer="layout" svg:width="27.518cm" svg:height="13.609cm" svg:x="0cm" svg:y="5.53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7">Simplicity and efficiency of translation maintenan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6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OOoCon2008" presentation:presentation-page-layout-name="AL2T1">
        <draw:frame presentation:style-name="pr5" draw:text-style-name="P2" draw:layer="layout" svg:width="19.893cm" svg:height="3.507cm" svg:x="1.4cm" svg:y="0.837cm" presentation:class="title">
          <draw:text-box>
            <text:p text:style-name="P2"><text:span text:style-name="T5">What is important in Localization?</text:span></text:p>
          </draw:text-box>
        </draw:frame>
        <draw:frame presentation:style-name="pr6" draw:text-style-name="P10" draw:layer="layout" svg:width="25.199cm" svg:height="13.609cm" svg:x="0cm" svg:y="5.53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The quality of the translation</text:p>
                  </text:list-item>
                  <text:list-item>
                    <text:p text:style-name="P9">Reducing the amount of work</text:p>
                  </text:list-item>
                  <text:list-item>
                    <text:p text:style-name="P9">Simplicity and efficiency of translation maintenance</text:p>
                  </text:list-item>
                </text:list>
              </text:list-item>
            </text:list>
            <text:list text:style-name="L5">
              <text:list-item>
                <text:p text:style-name="P13"/>
              </text:list-item>
              <text:list-item>
                <text:p text:style-name="P13">In short, keeping a lot of information and managing it correctly.</text:p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7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OOoCon2008" presentation:presentation-page-layout-name="AL2T1">
        <draw:frame presentation:style-name="pr5" draw:text-style-name="P14" draw:layer="layout" svg:width="19.893cm" svg:height="3.507cm" svg:x="1.4cm" svg:y="0.837cm" presentation:class="title">
          <draw:text-box>
            <text:p text:style-name="P2"><text:span text:style-name="T8">A good localization tool...</text:span>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5">Helps with the translation</text:p>
                  </text:list-item>
                  <text:list-item>
                    <text:p text:style-name="P15">Helps with the managemen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OOoCon2008" presentation:presentation-page-layout-name="AL2T1">
        <draw:frame presentation:style-name="pr5" draw:text-style-name="P14" draw:layer="layout" svg:width="19.893cm" svg:height="3.507cm" svg:x="1.4cm" svg:y="0.837cm" presentation:class="title">
          <draw:text-box>
            <text:p text:style-name="P2"><text:span text:style-name="T8">A good localization tool...</text:span></text:p>
          </draw:text-box>
        </draw:frame>
        <draw:frame presentation:style-name="pr6" draw:text-style-name="P10" draw:layer="layout" svg:width="24.438cm" svg:height="13.609cm" svg:x="1.4cm" svg:y="4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9">Helps with the transl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Works always through a GUI, including all conversion processes.</text:span></text:p>
                  </text:list-item>
                  <text:list-item>
                    <text:p text:style-name="P2"><text:span text:style-name="T6">Can manage glossaries, proposing and enforcing their usage.</text:span></text:p>
                  </text:list-item>
                  <text:list-item>
                    <text:p text:style-name="P2"><text:span text:style-name="T6">Can effectively use TM and translations to third languages to help the translator, giving multiple qualified options if available.</text:span></text:p>
                  </text:list-item>
                  <text:list-item>
                    <text:p text:style-name="P2"><text:span text:style-name="T6">Performs technical tests on the translations as soon as they are done, ensuring their quality, avoiding post-processing problems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9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OOoCon2008" presentation:presentation-page-layout-name="AL2T1">
        <draw:frame presentation:style-name="pr5" draw:text-style-name="P14" draw:layer="layout" svg:width="19.893cm" svg:height="3.507cm" svg:x="1.4cm" svg:y="0.837cm" presentation:class="title">
          <draw:text-box>
            <text:p text:style-name="P2"><text:span text:style-name="T8">A good localization tool...</text:span>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9">Helps with the manag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0">Allows separation of roles in the localization process (translator, reviewer, approver), and the use of different workflows</text:span></text:p>
                  </text:list-item>
                  <text:list-item>
                    <text:p text:style-name="P2"><text:span text:style-name="T10">Permits distribution of files that embed all the available information.</text:span></text:p>
                  </text:list-item>
                  <text:list-item>
                    <text:p text:style-name="P2"><text:span text:style-name="T10">Can follow the state of each message.</text:span></text:p>
                  </text:list-item>
                  <text:list-item>
                    <text:p text:style-name="P2"><text:span text:style-name="T10">Can perform conversion to and from various formats to its native standard format (PO/XLIFF)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10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OOoCon2008" presentation:presentation-page-layout-name="AL2T1">
        <draw:frame presentation:style-name="pr5" draw:text-style-name="P8" draw:layer="layout" svg:width="19.893cm" svg:height="3.507cm" svg:x="1.4cm" svg:y="0.837cm" presentation:class="title">
          <draw:text-box>
            <text:p text:style-name="P2"><text:span text:style-name="T5">Storage of localization information</text:span></text:p>
          </draw:text-box>
        </draw:frame>
        <draw:frame presentation:style-name="pr7" draw:text-style-name="P16" draw:layer="layout" svg:width="25.199cm" svg:height="12.582cm" svg:x="1.4cm" svg:y="5.941cm" presentation:class="outline" presentation:user-transformed="true">
          <draw:text-box>
            <text:list text:style-name="L5">
              <text:list-item>
                <text:p text:style-name="P2"><text:span text:style-name="T6">Each computer application has its way of storing localization information. Good tools cannot be developed for only one application (not efficient, not maintained). </text:span></text:p>
              </text:list-item>
              <text:list-item>
                <text:p text:style-name="P2"><text:span text:style-name="T6">Good tools are developed for standard formats, and localization data is converted to and from those formats.</text:span></text:p>
              </text:list-item>
              <text:list-item>
                <text:p text:style-name="P2"><text:span text:style-name="T6">PO is a traditional de-facto standard format widely used in Free and Open Source Software</text:span></text:p>
              </text:list-item>
              <text:list-item>
                <text:p text:style-name="P2"><text:span text:style-name="T6">XLIFF is a much more powerful format which is an OASIS open industry standard.</text:span></text:p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1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OOoCon2008" presentation:presentation-page-layout-name="AL2T1">
        <draw:frame presentation:style-name="pr8" draw:text-style-name="P14" draw:layer="layout" svg:width="19.893cm" svg:height="3.507cm" svg:x="1.4cm" svg:y="0.837cm" presentation:class="title">
          <draw:text-box>
            <text:p text:style-name="P2"><text:span text:style-name="T8">PO</text:span></text:p>
          </draw:text-box>
        </draw:frame>
        <draw:frame presentation:style-name="pr9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">Closely related to the Gettext library.</text:p>
                  </text:list-item>
                  <text:list-item>
                    <text:p text:style-name="P2">Has been adapting itself to new needs of different programs, such as KDE, through patches to the library.</text:p>
                  </text:list-item>
                  <text:list-item>
                    <text:p text:style-name="P2">Growth is not planned, it responds to specific needs, but localization editors not always follow.</text:p>
                  </text:list-item>
                  <text:list-item>
                    <text:p text:style-name="P2">It is not well prepared to respond to the growing needs of localization, such as better use of information, embedding support data, management of workflow or of test result data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12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OOoCon2008" presentation:presentation-page-layout-name="AL2T1">
        <draw:frame presentation:style-name="pr5" draw:text-style-name="P14" draw:layer="layout" svg:width="19.893cm" svg:height="3.507cm" svg:x="1.4cm" svg:y="0.837cm" presentation:class="title">
          <draw:text-box>
            <text:p text:style-name="P2"><text:span text:style-name="T8">XLIFF</text:span>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">An XML OASIS standard specifically designed to cover most of the needs of the localization industry.</text:p>
                  </text:list-item>
                  <text:list-item>
                    <text:p text:style-name="P2">Can embed large amounts of specific information, such as internal glossaries, translation memories or third languages (self-contained CAL files)</text:p>
                  </text:list-item>
                  <text:list-item>
                    <text:p text:style-name="P2">Can manage localization flow, keeping track of the state of individual messages.</text:p>
                  </text:list-item>
                  <text:list-item>
                    <text:p text:style-name="P2">May contain results of tests, and information on quality or conformance of the translations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13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OOoCon2008" presentation:presentation-page-layout-name="AL3T19">
        <draw:frame presentation:style-name="pr5" draw:text-style-name="P2" draw:layer="layout" svg:width="19.893cm" svg:height="3.507cm" svg:x="1.4cm" svg:y="0.837cm" presentation:class="title">
          <draw:text-box>
            <text:p text:style-name="P2">Localization of OpenOffice with PO</text:p>
          </draw:text-box>
        </draw:frame>
        <draw:frame draw:style-name="gr2" draw:layer="layout" svg:width="2.733cm" svg:height="2.183cm" svg:x="1.119cm" svg:y="5.643cm">
          <draw:text-box>
            <text:p text:style-name="P18">GSI </text:p>
            <text:p text:style-name="P18">English</text:p>
            <text:p text:style-name="P18"><text:span text:style-name="T11">(version N)</text:span></text:p>
          </draw:text-box>
        </draw:frame>
        <draw:frame draw:style-name="gr2" draw:layer="layout" svg:width="2.733cm" svg:height="1.471cm" svg:x="5.561cm" svg:y="5.999cm">
          <draw:text-box>
            <text:p text:style-name="P18">POT</text:p>
            <text:p text:style-name="P18"><text:span text:style-name="T11">(version N)</text:span></text:p>
          </draw:text-box>
        </draw:frame>
        <draw:custom-shape draw:style-name="gr3" draw:text-style-name="P19" draw:layer="layout" svg:width="1.323cm" svg:height="0.542cm" svg:x="3.981cm" svg:y="6.4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3.652cm" svg:height="2.183cm" svg:x="18cm" svg:y="5.643cm">
          <draw:text-box>
            <text:p text:style-name="P18">Translated </text:p>
            <text:p text:style-name="P18">PO</text:p>
            <text:p text:style-name="P18"><text:span text:style-name="T11">(version N)</text:span></text:p>
          </draw:text-box>
        </draw:frame>
        <draw:custom-shape draw:style-name="gr3" draw:text-style-name="P19" draw:layer="layout" svg:width="1.323cm" svg:height="0.542cm" svg:x="21.807cm" svg:y="6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9" draw:layer="layout" svg:width="5.325cm" svg:height="1.153cm" svg:x="10.233cm" svg:y="6.158cm">
          <text:p text:style-name="P20">Localizatio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3.465cm" svg:height="2.183cm" svg:x="23.443cm" svg:y="5.643cm">
          <draw:text-box>
            <text:p text:style-name="P2">GSI Local </text:p>
            <text:p text:style-name="P2">Language</text:p>
            <text:p text:style-name="P18"><text:span text:style-name="T11">(version N)</text:span></text:p>
          </draw:text-box>
        </draw:frame>
        <draw:custom-shape draw:style-name="gr4" draw:text-style-name="P19" draw:layer="layout" svg:width="4.439cm" svg:height="1.636cm" svg:x="13.431cm" svg:y="10.474cm">
          <text:p text:style-name="P20">Incremental</text:p>
          <text:p text:style-name="P20">localizatio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3.254cm" svg:height="2.183cm" svg:x="1.12cm" svg:y="10.077cm">
          <draw:text-box>
            <text:p text:style-name="P18">GSI </text:p>
            <text:p text:style-name="P18">English</text:p>
            <text:p text:style-name="P18"><text:span text:style-name="T11">(version N+1)</text:span></text:p>
          </draw:text-box>
        </draw:frame>
        <draw:frame draw:style-name="gr2" draw:layer="layout" svg:width="3.254cm" svg:height="1.471cm" svg:x="5.362cm" svg:y="10.433cm">
          <draw:text-box>
            <text:p text:style-name="P18">POT</text:p>
            <text:p text:style-name="P18"><text:span text:style-name="T11">(version N+1)</text:span></text:p>
          </draw:text-box>
        </draw:frame>
        <draw:custom-shape draw:style-name="gr3" draw:text-style-name="P19" draw:layer="layout" svg:width="1.323cm" svg:height="0.542cm" svg:x="3.982cm" svg:y="10.8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3.652cm" svg:height="2.183cm" svg:x="18.001cm" svg:y="10.077cm">
          <draw:text-box>
            <text:p text:style-name="P18">Translated </text:p>
            <text:p text:style-name="P18">PO</text:p>
            <text:p text:style-name="P18"><text:span text:style-name="T11">(version N+1)</text:span></text:p>
          </draw:text-box>
        </draw:frame>
        <draw:custom-shape draw:style-name="gr3" draw:text-style-name="P19" draw:layer="layout" svg:width="1.323cm" svg:height="0.542cm" svg:x="21.808cm" svg:y="10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3.465cm" svg:height="2.183cm" svg:x="23.444cm" svg:y="10.077cm">
          <draw:text-box>
            <text:p text:style-name="P2">GSI Local </text:p>
            <text:p text:style-name="P2">Language</text:p>
            <text:p text:style-name="P18"><text:span text:style-name="T11">(version N+1)</text:span></text:p>
          </draw:text-box>
        </draw:frame>
        <draw:custom-shape draw:style-name="gr3" draw:text-style-name="P19" draw:layer="layout" svg:width="1.323cm" svg:height="0.542cm" svg:x="8.732cm" svg:y="10.8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3.254cm" svg:height="2.183cm" svg:x="9.928cm" svg:y="10.078cm">
          <draw:text-box>
            <text:p text:style-name="P18">Updated </text:p>
            <text:p text:style-name="P18">PO</text:p>
            <text:p text:style-name="P18"><text:span text:style-name="T11">(version N+1)</text:span></text:p>
          </draw:text-box>
        </draw:frame>
        <draw:custom-shape draw:style-name="gr3" draw:text-style-name="P19" draw:layer="layout" svg:width="5.597cm" svg:height="0.577cm" draw:transform="rotate (0.3490658503988) translate (12.754cm 9.5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9" draw:layer="layout" svg:width="4.439cm" svg:height="1.636cm" svg:x="13.432cm" svg:y="15.574cm">
          <text:p text:style-name="P20">Incremental</text:p>
          <text:p text:style-name="P20">localizatio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3.254cm" svg:height="2.183cm" svg:x="1.121cm" svg:y="15.177cm">
          <draw:text-box>
            <text:p text:style-name="P18">GSI </text:p>
            <text:p text:style-name="P18">English</text:p>
            <text:p text:style-name="P18"><text:span text:style-name="T11">(version N+2)</text:span></text:p>
          </draw:text-box>
        </draw:frame>
        <draw:frame draw:style-name="gr2" draw:layer="layout" svg:width="3.254cm" svg:height="1.471cm" svg:x="5.363cm" svg:y="15.533cm">
          <draw:text-box>
            <text:p text:style-name="P18">POT</text:p>
            <text:p text:style-name="P18"><text:span text:style-name="T11">(version N+2)</text:span></text:p>
          </draw:text-box>
        </draw:frame>
        <draw:custom-shape draw:style-name="gr3" draw:text-style-name="P19" draw:layer="layout" svg:width="1.323cm" svg:height="0.542cm" svg:x="3.983cm" svg:y="15.9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3.652cm" svg:height="2.183cm" svg:x="18.002cm" svg:y="15.177cm">
          <draw:text-box>
            <text:p text:style-name="P18">Translated </text:p>
            <text:p text:style-name="P18">PO</text:p>
            <text:p text:style-name="P18"><text:span text:style-name="T11">(version N+2)</text:span></text:p>
          </draw:text-box>
        </draw:frame>
        <draw:custom-shape draw:style-name="gr3" draw:text-style-name="P19" draw:layer="layout" svg:width="1.323cm" svg:height="0.542cm" svg:x="21.809cm" svg:y="15.9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3.465cm" svg:height="2.183cm" svg:x="23.445cm" svg:y="15.177cm">
          <draw:text-box>
            <text:p text:style-name="P2">GSI Local </text:p>
            <text:p text:style-name="P2">Language</text:p>
            <text:p text:style-name="P18"><text:span text:style-name="T11">(version N+2)</text:span></text:p>
          </draw:text-box>
        </draw:frame>
        <draw:custom-shape draw:style-name="gr3" draw:text-style-name="P19" draw:layer="layout" svg:width="1.323cm" svg:height="0.542cm" svg:x="8.733cm" svg:y="15.9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3.254cm" svg:height="2.183cm" svg:x="9.929cm" svg:y="15.178cm">
          <draw:text-box>
            <text:p text:style-name="P18">Updated </text:p>
            <text:p text:style-name="P18">PO</text:p>
            <text:p text:style-name="P18"><text:span text:style-name="T11">(version N+2)</text:span></text:p>
          </draw:text-box>
        </draw:frame>
        <draw:custom-shape draw:style-name="gr3" draw:text-style-name="P19" draw:layer="layout" svg:width="5.597cm" svg:height="0.577cm" draw:transform="rotate (0.3490658503988) translate (12.755cm 14.3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9" draw:layer="layout" svg:width="5.597cm" svg:height="0.577cm" draw:transform="rotate (0.3490658503988) translate (12.756cm 19.4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draw:page-thumbnail draw:style-name="gr1" draw:layer="layout" svg:width="14.848cm" svg:height="11.135cm" svg:x="3.075cm" svg:y="2.257cm" draw:page-number="14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OOoCon2008" presentation:presentation-page-layout-name="AL2T1">
        <draw:frame presentation:style-name="pr5" draw:text-style-name="P14" draw:layer="layout" svg:width="19.893cm" svg:height="3.507cm" svg:x="1.4cm" svg:y="0.837cm" presentation:class="title">
          <draw:text-box>
            <text:p text:style-name="P2"><text:span text:style-name="T8">Issues</text:span></text:p>
          </draw:text-box>
        </draw:frame>
        <draw:frame presentation:style-name="pr10" draw:text-style-name="P21" draw:layer="layout" svg:width="25.199cm" svg:height="12.308cm" svg:x="1.4cm" svg:y="6.21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"><text:span text:style-name="T6">No centralised use of glossary and Translation memory. </text:span></text:p>
                  </text:list-item>
                  <text:list-item>
                    <text:p text:style-name="P2"><text:span text:style-name="T6">Only one (non-qualified) TM proposal can be used. Difficult to use third languages. </text:span></text:p>
                  </text:list-item>
                  <text:list-item>
                    <text:p text:style-name="P2"><text:span text:style-name="T6">Test result information (info about quality) is done too late, and cannot be integrated in the file.</text:span></text:p>
                  </text:list-item>
                  <text:list-item>
                    <text:p text:style-name="P2"><text:span text:style-name="T6">When updating to new version of the localized software, reviewer does not know which messages where translated in this phase. Must review all.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15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OOoCon2008">
        <draw:frame presentation:style-name="pr11" draw:text-style-name="P14" draw:layer="layout" svg:width="10.468cm" svg:height="3.256cm" svg:x="1.4cm" svg:y="0.962cm" presentation:class="title" presentation:user-transformed="true">
          <draw:text-box>
            <text:p text:style-name="P2"><text:span text:style-name="T8">Present flow</text:span></text:p>
          </draw:text-box>
        </draw:frame>
        <draw:frame draw:style-name="gr2" draw:layer="layout" svg:width="2.576cm" svg:height="1.675cm" svg:x="1.12cm" svg:y="5cm">
          <draw:text-box>
            <text:p text:style-name="P18">GSI </text:p>
            <text:p text:style-name="P18">English</text:p>
          </draw:text-box>
        </draw:frame>
        <draw:frame draw:style-name="gr2" draw:layer="layout" svg:width="1.814cm" svg:height="0.963cm" svg:x="7.085cm" svg:y="5.356cm">
          <draw:text-box>
            <text:p text:style-name="P18">POT</text:p>
          </draw:text-box>
        </draw:frame>
        <draw:frame draw:style-name="gr5" draw:text-style-name="P19" draw:layer="layout" svg:width="3.652cm" svg:height="1.683cm" svg:x="13.492cm" svg:y="4.996cm">
          <draw:text-box>
            <text:p text:style-name="P18">Translated </text:p>
            <text:p text:style-name="P18">PO</text:p>
          </draw:text-box>
        </draw:frame>
        <draw:custom-shape draw:style-name="gr4" draw:text-style-name="P19" draw:layer="layout" svg:width="4.352cm" svg:height="1.153cm" svg:x="9.134cm" svg:y="5.261cm">
          <text:p text:style-name="P20">Localizatio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3.465cm" svg:height="1.675cm" svg:x="13.586cm" svg:y="16.01cm">
          <draw:text-box>
            <text:p text:style-name="P2">GSI Local </text:p>
            <text:p text:style-name="P18">Language</text:p>
          </draw:text-box>
        </draw:frame>
        <draw:custom-shape draw:style-name="gr6" draw:text-style-name="P22" draw:layer="layout" svg:width="3.131cm" svg:height="1.153cm" svg:x="18.11cm" svg:y="5.261cm">
          <text:p text:style-name="P20">Filte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19" draw:layer="layout" svg:width="4.507cm" svg:height="1.683cm" svg:x="21.892cm" svg:y="4.996cm">
          <draw:text-box>
            <text:p text:style-name="P18">Separate PO</text:p>
            <text:p text:style-name="P18">with the errors</text:p>
          </draw:text-box>
        </draw:frame>
        <draw:custom-shape draw:style-name="gr4" draw:text-style-name="P19" draw:layer="layout" svg:width="4.919cm" svg:height="1.628cm" svg:x="21.686cm" svg:y="7.574cm">
          <text:p text:style-name="P18">Correction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5" draw:text-style-name="P19" draw:layer="layout" svg:width="4.977cm" svg:height="1.683cm" svg:x="21.657cm" svg:y="10.247cm">
          <draw:text-box>
            <text:p text:style-name="P18">PO with the</text:p>
            <text:p text:style-name="P18">errors corrected</text:p>
          </draw:text-box>
        </draw:frame>
        <draw:custom-shape draw:style-name="gr7" draw:text-style-name="P19" draw:layer="layout" svg:width="0.611cm" svg:height="1.39cm" svg:x="15.013cm" svg:y="7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4" draw:layer="layout" svg:width="3.392cm" svg:height="1.017cm" svg:x="17.479cm" svg:y="10.58cm">
          <text:p text:style-name="P23">Merge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19" draw:layer="layout" svg:width="3.474cm" svg:height="2.387cm" svg:x="13.581cm" svg:y="9.895cm">
          <draw:text-box>
            <text:p text:style-name="P18">Translated</text:p>
            <text:p text:style-name="P18">corrected </text:p>
            <text:p text:style-name="P18">PO</text:p>
          </draw:text-box>
        </draw:frame>
        <draw:custom-shape draw:style-name="gr6" draw:text-style-name="P24" draw:layer="layout" svg:width="3.867cm" svg:height="1.132cm" draw:transform="rotate (0.4363323129985) translate (8.629cm 15.481cm)">
          <text:p text:style-name="P23">GSIcheck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2.157cm" svg:height="2.387cm" svg:x="5.877cm" svg:y="12.617cm">
          <draw:text-box>
            <text:p text:style-name="P18">List </text:p>
            <text:p text:style-name="P18">of </text:p>
            <text:p text:style-name="P18">errors</text:p>
          </draw:text-box>
        </draw:frame>
        <draw:custom-shape draw:style-name="gr6" draw:text-style-name="P22" draw:layer="layout" svg:width="3.112cm" svg:height="1.153cm" svg:x="3.808cm" svg:y="5.261cm">
          <text:p text:style-name="P20">GSI2po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9" draw:layer="layout" svg:width="3.156cm" svg:height="1.628cm" svg:x="13.74cm" svg:y="13.199cm">
          <text:p text:style-name="P18">po2GSI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22" draw:layer="layout" svg:width="4.352cm" svg:height="1.153cm" draw:transform="rotate (0.4363323129985) translate (8.789cm 12.698cm)">
          <text:p text:style-name="P20">Correctio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9" draw:layer="layout" svg:width="3.156cm" svg:height="1.628cm" svg:x="13.74cm" svg:y="18.253cm">
          <text:p text:style-name="P18">Submit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7.904cm" svg:height="4.843cm" svg:x="18.487cm" svg:y="14.044cm">
          <draw:text-box>
            <text:p text:style-name="P25"><text:span text:style-name="T12">Problem</text:span></text:p>
            <text:p text:style-name="P25">Files keep going back and forth between translator and Manager (who know how to use command line tools).</text:p>
          </draw:text-box>
        </draw:frame>
        <draw:rect draw:style-name="gr9" draw:text-style-name="P19" draw:layer="layout" svg:width="0.78cm" svg:height="0.713cm" svg:x="0.984cm" svg:y="16.774cm">
          <text:p/>
        </draw:rect>
        <draw:rect draw:style-name="gr10" draw:text-style-name="P19" draw:layer="layout" svg:width="0.78cm" svg:height="0.713cm" svg:x="0.984cm" svg:y="17.775cm">
          <text:p/>
        </draw:rect>
        <draw:frame draw:style-name="gr2" draw:layer="layout" svg:width="6.289cm" svg:height="0.963cm" svg:x="2.182cm" svg:y="16.671cm">
          <draw:text-box>
            <text:p text:style-name="P2">Translation manager</text:p>
          </draw:text-box>
        </draw:frame>
        <draw:frame draw:style-name="gr2" draw:layer="layout" svg:width="3.334cm" svg:height="0.963cm" svg:x="2.183cm" svg:y="17.672cm">
          <draw:text-box>
            <text:p text:style-name="P2">Translator</text:p>
          </draw:text-box>
        </draw:frame>
        <draw:custom-shape draw:style-name="gr11" draw:text-style-name="P18" draw:layer="layout" svg:width="5.705cm" svg:height="2.957cm" svg:x="12.449cm" svg:y="1.751cm">
          <text:p text:style-name="P18">Translator's </text:p>
          <text:p text:style-name="P18">glossary and TM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5">
          <draw:page-thumbnail draw:style-name="gr1" draw:layer="layout" svg:width="14.848cm" svg:height="11.135cm" svg:x="3.075cm" svg:y="2.257cm" draw:page-number="16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OOoCon2008">
        <draw:frame presentation:style-name="pr11" draw:text-style-name="P14" draw:layer="layout" svg:width="25.199cm" svg:height="3.256cm" svg:x="1.4cm" svg:y="0.962cm" presentation:class="title" presentation:user-transformed="true">
          <draw:text-box>
            <text:p text:style-name="P2"><text:span text:style-name="T8">Ideal flow</text:span></text:p>
          </draw:text-box>
        </draw:frame>
        <draw:frame draw:style-name="gr2" draw:text-style-name="P26" draw:layer="layout" svg:width="2.576cm" svg:height="1.675cm" svg:x="1.12cm" svg:y="5.467cm">
          <draw:text-box>
            <text:p text:style-name="P18"><text:span text:style-name="T13">GSI </text:span></text:p>
            <text:p text:style-name="P18"><text:span text:style-name="T13">English</text:span></text:p>
          </draw:text-box>
        </draw:frame>
        <draw:frame draw:style-name="gr2" draw:text-style-name="P26" draw:layer="layout" svg:width="3.072cm" svg:height="1.675cm" svg:x="7.085cm" svg:y="5.467cm">
          <draw:text-box>
            <text:p text:style-name="P18"><text:span text:style-name="T13">Standard</text:span></text:p>
            <text:p text:style-name="P18"><text:span text:style-name="T13">format</text:span></text:p>
          </draw:text-box>
        </draw:frame>
        <draw:custom-shape draw:style-name="gr4" draw:text-style-name="P27" draw:layer="layout" svg:width="4.352cm" svg:height="1.153cm" svg:x="18.355cm" svg:y="5.728cm">
          <text:p text:style-name="P20"><text:span text:style-name="T13">Localizatio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8" draw:layer="layout" svg:width="3.465cm" svg:height="1.675cm" svg:x="23.547cm" svg:y="11.852cm">
          <draw:text-box>
            <text:p text:style-name="P2"><text:span text:style-name="T13">GSI Local </text:span></text:p>
            <text:p text:style-name="P18"><text:span text:style-name="T13">Language</text:span></text:p>
          </draw:text-box>
        </draw:frame>
        <draw:frame draw:style-name="gr5" draw:text-style-name="P26" draw:layer="layout" svg:width="3.474cm" svg:height="2.387cm" svg:x="23.542cm" svg:y="5.111cm">
          <draw:text-box>
            <text:p text:style-name="P18"><text:span text:style-name="T13">Translated</text:span></text:p>
            <text:p text:style-name="P18"><text:span text:style-name="T13">Standard</text:span></text:p>
            <text:p text:style-name="P18"><text:span text:style-name="T13">format</text:span></text:p>
          </draw:text-box>
        </draw:frame>
        <draw:custom-shape draw:style-name="gr6" draw:text-style-name="P27" draw:layer="layout" svg:width="3.112cm" svg:height="1.153cm" svg:x="3.808cm" svg:y="5.728cm">
          <text:p text:style-name="P20"><text:span text:style-name="T13">Conver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6" draw:layer="layout" svg:width="3.156cm" svg:height="2.142cm" svg:x="23.701cm" svg:y="8.827cm">
          <text:p text:style-name="P18"><text:span text:style-name="T13">Convert</text:span><text:span text:style-name="T13"><text:line-break/></text:span><text:span text:style-name="T13">back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26" draw:layer="layout" svg:width="3.156cm" svg:height="1.628cm" svg:x="23.701cm" svg:y="14.095cm">
          <text:p text:style-name="P18"><text:span text:style-name="T13">Submit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rect draw:style-name="gr9" draw:text-style-name="P19" draw:layer="layout" svg:width="0.78cm" svg:height="0.713cm" svg:x="2.184cm" svg:y="17.163cm">
          <text:p/>
        </draw:rect>
        <draw:rect draw:style-name="gr10" draw:text-style-name="P19" draw:layer="layout" svg:width="0.78cm" svg:height="0.713cm" svg:x="2.184cm" svg:y="18.275cm">
          <text:p/>
        </draw:rect>
        <draw:frame draw:style-name="gr2" draw:text-style-name="P28" draw:layer="layout" svg:width="6.289cm" svg:height="0.963cm" svg:x="3.382cm" svg:y="17.06cm">
          <draw:text-box>
            <text:p text:style-name="P2"><text:span text:style-name="T13">Translation manager</text:span></text:p>
          </draw:text-box>
        </draw:frame>
        <draw:frame draw:style-name="gr2" draw:text-style-name="P28" draw:layer="layout" svg:width="3.334cm" svg:height="0.963cm" svg:x="3.383cm" svg:y="18.172cm">
          <draw:text-box>
            <text:p text:style-name="P2"><text:span text:style-name="T13">Translator</text:span></text:p>
          </draw:text-box>
        </draw:frame>
        <draw:custom-shape draw:style-name="gr6" draw:text-style-name="P27" draw:layer="layout" svg:width="4.557cm" svg:height="3.424cm" svg:x="10.384cm" svg:y="4.592cm">
          <text:p text:style-name="P20"><text:span text:style-name="T13">Enrich with</text:span></text:p>
          <text:p text:style-name="P20"><text:span text:style-name="T13">Glossary,</text:span></text:p>
          <text:p text:style-name="P20"><text:span text:style-name="T13"><text:s/></text:span><text:span text:style-name="T13">TM and 3</text:span><text:span text:style-name="T14">rd</text:span><text:span text:style-name="T13"> </text:span></text:p>
          <text:p text:style-name="P20"><text:span text:style-name="T13">languag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6" draw:layer="layout" svg:width="3.072cm" svg:height="2.387cm" svg:x="14.944cm" svg:y="5.111cm">
          <draw:text-box>
            <text:p text:style-name="P18"><text:span text:style-name="T13">Enriched</text:span></text:p>
            <text:p text:style-name="P18"><text:span text:style-name="T13">Standard</text:span></text:p>
            <text:p text:style-name="P18"><text:span text:style-name="T13">format</text:span></text:p>
          </draw:text-box>
        </draw:frame>
        <draw:frame draw:style-name="gr2" draw:layer="layout" svg:width="12.305cm" svg:height="2.387cm" svg:x="6.965cm" svg:y="13.83cm">
          <draw:text-box>
            <text:p text:style-name="P2">All testing takes place in the localization<text:line-break/>part of the process, producing translations<text:line-break/>that do not need to be rechecked.</text:p>
          </draw:text-box>
        </draw:frame>
        <draw:frame draw:style-name="gr2" draw:layer="layout" svg:width="10.717cm" svg:height="1.675cm" svg:x="7.276cm" svg:y="9.316cm">
          <draw:text-box>
            <text:p text:style-name="P2">All processes take place through the<text:line-break/>user interface.</text:p>
          </draw:text-box>
        </draw:frame>
        <draw:frame draw:style-name="gr2" draw:layer="layout" svg:width="11.31cm" svg:height="1.675cm" svg:x="7.47cm" svg:y="11.728cm">
          <draw:text-box>
            <text:p text:style-name="P2">Specific parts of a centralized glossary<text:line-break/>and TM are embedded on all the files </text:p>
          </draw:text-box>
        </draw:frame>
        <presentation:notes draw:style-name="dp5">
          <draw:page-thumbnail draw:style-name="gr1" draw:layer="layout" svg:width="14.848cm" svg:height="11.135cm" svg:x="3.075cm" svg:y="2.257cm" draw:page-number="17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OOoCon2008" presentation:presentation-page-layout-name="AL2T1">
        <draw:frame presentation:style-name="pr5" draw:text-style-name="P14" draw:layer="layout" svg:width="19.893cm" svg:height="3.507cm" svg:x="1.4cm" svg:y="0.837cm" presentation:class="title">
          <draw:text-box>
            <text:p text:style-name="P2"><text:span text:style-name="T8">Testing of translations</text:span></text:p>
          </draw:text-box>
        </draw:frame>
        <draw:frame presentation:style-name="pr12" draw:text-style-name="P29" draw:layer="layout" svg:width="24.099cm" svg:height="11.999cm" svg:x="1.504cm" svg:y="6.294cm" presentation:class="outline" presentation:user-transformed="true">
          <draw:text-box>
            <text:list text:style-name="L5">
              <text:list-item>
                <text:p text:style-name="P2"><text:span text:style-name="T15">You can test usage of glossary, technical issues (XML, variables, etc.), and spell-checking.</text:span></text:p>
              </text:list-item>
              <text:list-item>
                <text:p text:style-name="P2"><text:span text:style-name="T15">Testing can be parametrized for specific languages, applications and users.</text:span></text:p>
              </text:list-item>
              <text:list-item>
                <text:p text:style-name="P2"><text:span text:style-name="T15">Results can be market into an XLIFF file. The localization editor can filter by errors. Translators, reviewers and approvers can quickly zoom on files that have problems or non-compliance.</text:span></text:p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18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OOoCon2008" presentation:presentation-page-layout-name="AL2T1">
        <draw:frame presentation:style-name="pr11" draw:text-style-name="P30" draw:layer="layout" svg:width="20.998cm" svg:height="3.256cm" svg:x="1.4cm" svg:y="0.962cm" presentation:class="title" presentation:user-transformed="true">
          <draw:text-box>
            <text:p text:style-name="P2"><text:span text:style-name="T16">WordForge off-line localization Editor</text:span></text:p>
          </draw:text-box>
        </draw:frame>
        <draw:frame presentation:style-name="pr6" draw:text-style-name="P10" draw:layer="layout" svg:width="25.199cm" svg:height="15.162cm" svg:x="1.4cm" svg:y="4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5">Version 0.5 (now in RC1)</text:p>
                    <text:list>
                      <text:list-item>
                        <text:p text:style-name="P2">Support of XLIFF (and PO) format</text:p>
                      </text:list-item>
                      <text:list-item>
                        <text:p text:style-name="P2">Specific glossary proposals for each message</text:p>
                      </text:list-item>
                      <text:list-item>
                        <text:p text:style-name="P2">Possibility to embed specific glossary, TM and third-language.</text:p>
                      </text:list-item>
                      <text:list-item>
                        <text:p text:style-name="P2">All conversion filters accessible through the the graphic user interface (including OpenOffice to/from XLIFF, and XLIFF OpenOffice upgrade)</text:p>
                      </text:list-item>
                      <text:list-item>
                        <text:p text:style-name="P2">Catalog management</text:p>
                      </text:list-item>
                      <text:list-item>
                        <text:p text:style-name="P2">Compared to Kbabel: </text:p>
                        <text:list>
                          <text:list-item>
                            <text:p text:style-name="P11">KBabel still has better in catalog management and testing</text:p>
                          </text:list-item>
                          <text:list-item>
                            <text:p text:style-name="P11">WordForge supports XLIFF, can do embedding, does glossary proposal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19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OOoCon2008" presentation:presentation-page-layout-name="AL2T1">
        <draw:frame presentation:style-name="pr5" draw:text-style-name="P8" draw:layer="layout" svg:width="19.893cm" svg:height="3.507cm" svg:x="1.4cm" svg:y="0.837cm" presentation:class="title">
          <draw:text-box>
            <text:p text:style-name="P2"><text:span text:style-name="T5">Future of the WordForge Editor</text:span></text:p>
          </draw:text-box>
        </draw:frame>
        <draw:frame presentation:style-name="pr13" draw:text-style-name="P10" draw:layer="layout" svg:width="25.199cm" svg:height="14.309cm" svg:x="1.504cm" svg:y="4.914cm" presentation:class="outline">
          <draw:text-box>
            <text:list text:style-name="L5">
              <text:list-item>
                <text:p text:style-name="P10">Version 0.8 (January 2009)</text:p>
                <text:list>
                  <text:list-item>
                    <text:p text:style-name="P15">Improve catalog management</text:p>
                  </text:list-item>
                  <text:list-item>
                    <text:p text:style-name="P15">Integrate all tests, running them as soon as each string is finished. They can be parametrized. </text:p>
                  </text:list-item>
                  <text:list-item>
                    <text:p text:style-name="P15">SNV access.</text:p>
                  </text:list-item>
                </text:list>
              </text:list-item>
              <text:list-item>
                <text:p text:style-name="P10">Version 1.0 (June 2009)</text:p>
                <text:list>
                  <text:list-item>
                    <text:p text:style-name="P15">Flow control</text:p>
                  </text:list-item>
                  <text:list-item>
                    <text:p text:style-name="P15">Different interfaces for different types of users.</text:p>
                  </text:list-item>
                  <text:list-item>
                    <text:p text:style-name="P15">Feedback on new glossary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5cm" svg:x="3.075cm" svg:y="2.257cm" draw:page-number="20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Khmer OS System'" style:font-family-generic-asian="system" style:font-pitch-asian="variable" style:font-size-asian="24pt" style:language-asian="zxx" style:country-asian="none" style:font-family-complex="'Khmer OS'" style:font-family-generic-complex="system" style:font-pitch-complex="variable" style:font-size-complex="24pt" style:language-complex="km" style:country-complex="K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'Khmer O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font-style="italic" style:font-size-asian="14pt" style:font-size-complex="12pt" style:font-style-complex="italic"/>
    </style:style>
    <style:style style:name="MT3" style:family="text">
      <style:text-properties fo:font-size="14pt" fo:font-style="normal" fo:font-weight="bold" style:font-size-asian="14pt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office:forms form:automatic-focus="false" form:apply-design-mode="false"/>
      <draw:frame draw:style-name="Mgr3" draw:text-style-name="MP3" draw:layer="backgroundobjects" svg:width="28.097cm" svg:height="7.267cm" svg:x="0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4" draw:layer="backgroundobjects" svg:width="20.296cm" svg:height="0.944cm" svg:x="2.82cm" svg:y="19.635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1.567cm" svg:height="0.817cm" svg:x="25.796cm" svg:y="19.596cm" presentation:class="page-number">
        <draw:text-box>
          <text:p text:style-name="MP4"><text:span text:style-name="MT3"><text:page-number>&lt;numb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5$Build-9350</meta:generator>
    <meta:creation-date>2008-11-05T08:04:07</meta:creation-date>
    <dc:date>2008-11-06T08:20:06.45</dc:date>
    <dc:language>en-US</dc:language>
    <meta:editing-cycles>31</meta:editing-cycles>
    <meta:editing-duration>PT07H04M56S</meta:editing-duration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